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Notes / Lab Book</text:title></text:p>
      <text:p text:style-name="OrgTitle"/>
      <text:p text:style-name="OrgSubtitle"><text:initial-creator>Isak Falk</text:initial-creator></text:p>
      <text:p text:style-name="OrgSubtitle"/>
      <text:p text:style-name="OrgSubtitle"><text:span text:style-name="OrgCode">\today</text:span></text:p>
      <text:p text:style-name="OrgSubtitle"/>
      <text:table-of-content text:style-name="OrgIndexSection" text:protected="true" text:name="Table of Contents">
        <text:table-of-content-source text:outline-level="15">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1af3de">1. Notes</text:a></text:p>
          <text:p text:style-name="Contents_20_2"><text:a xlink:type="simple" xlink:href="#org78d9629">1.1. What is Meta Learning</text:a></text:p>
          <text:p text:style-name="Contents_20_2"><text:a xlink:type="simple" xlink:href="#orgdc71031">1.2. Current Meta Learning setup</text:a></text:p>
          <text:p text:style-name="Contents_20_3"><text:a xlink:type="simple" xlink:href="#org34790f5">1.2.1. Setup</text:a></text:p>
          <text:p text:style-name="Contents_20_3"><text:a xlink:type="simple" xlink:href="#org8a48f37">1.2.2. Approach to solving this</text:a></text:p>
          <text:p text:style-name="Contents_20_2"><text:a xlink:type="simple" xlink:href="#org1c65c7f">1.3. Solving biased KRR</text:a></text:p>
          <text:p text:style-name="Contents_20_2"><text:a xlink:type="simple" xlink:href="#orgc80be13">1.4. Relation between Curriculum Learning and Meta Learning</text:a></text:p>
          <text:p text:style-name="Contents_20_2"><text:a xlink:type="simple" xlink:href="#org1a1f887">1.5. Datasets</text:a></text:p>
          <text:p text:style-name="Contents_20_2"><text:a xlink:type="simple" xlink:href="#orgcd4dad6">1.6. Kernels on distributions</text:a></text:p>
          <text:p text:style-name="Contents_20_1"><text:a xlink:type="simple" xlink:href="#org3e73b16">2. Meetings</text:a></text:p>
          <text:p text:style-name="Contents_20_2"><text:a xlink:type="simple" xlink:href="#org9a307af">2.1. Meeting (Carlo) <text:span text:style-name="OrgActiveTimestamp">&lt;2019-10-22 Tue&gt;</text:span></text:a></text:p>
          <text:p text:style-name="Contents_20_3"><text:a xlink:type="simple" xlink:href="#orgff04d0b">2.1.1. Work</text:a></text:p>
          <text:p text:style-name="Contents_20_4"><text:a xlink:type="simple" xlink:href="#org388782b">2.1.1.1. MMD for noiseless supervised learning</text:a></text:p>
          <text:p text:style-name="Contents_20_4"><text:a xlink:type="simple" xlink:href="#orgece5d85">2.1.1.2. MMD for meta-learning</text:a></text:p>
          <text:p text:style-name="Contents_20_4"><text:a xlink:type="simple" xlink:href="#org6eb4d87">2.1.1.3. Revisiting MMD proof</text:a></text:p>
          <text:p text:style-name="Contents_20_3"><text:a xlink:type="simple" xlink:href="#orgfbc9004">2.1.2. Talk</text:a></text:p>
          <text:p text:style-name="Contents_20_3"><text:a xlink:type="simple" xlink:href="#org64c73c1">2.1.3. Notes from meeting</text:a></text:p>
          <text:p text:style-name="Contents_20_2"><text:a xlink:type="simple" xlink:href="#org1db93c8">2.2. Meeting (Carlo) <text:span text:style-name="OrgActiveTimestamp">&lt;2019-11-04 Mon 17:00&gt;</text:span></text:a></text:p>
          <text:p text:style-name="Contents_20_3"><text:a xlink:type="simple" xlink:href="#orgb5514f2">2.2.1. Recap</text:a></text:p>
          <text:p text:style-name="Contents_20_3"><text:a xlink:type="simple" xlink:href="#orgcd1ea48">2.2.2. Work</text:a></text:p>
          <text:p text:style-name="Contents_20_4"><text:a xlink:type="simple" xlink:href="#org5858b28">2.2.2.1. MMD</text:a></text:p>
          <text:p text:style-name="Contents_20_3"><text:a xlink:type="simple" xlink:href="#org997dcb9">2.2.3. Notes from meeting</text:a></text:p>
          <text:p text:style-name="Contents_20_4"><text:a xlink:type="simple" xlink:href="#org5478bc4">2.2.3.1. MMD bound</text:a></text:p>
          <text:p text:style-name="Contents_20_4"><text:a xlink:type="simple" xlink:href="#org3977a66">2.2.3.2. Finding a good <text:span text:style-name="OrgCode">\(\Gc\)</text:span></text:a></text:p>
          <text:p text:style-name="Contents_20_4"><text:a xlink:type="simple" xlink:href="#orga25af0c">2.2.3.3. KRR Least Squares solution</text:a></text:p>
          <text:p text:style-name="Contents_20_4"><text:a xlink:type="simple" xlink:href="#orgfcb8a93">2.2.3.4. KRR Least Squares solution (with meta-algorithm from bias)</text:a></text:p>
          <text:p text:style-name="Contents_20_2"><text:a xlink:type="simple" xlink:href="#org9d34a71">2.3. Meeting (Massi) <text:span text:style-name="OrgActiveTimestamp">&lt;2019-11-08 Fri 11:00&gt;</text:span></text:a></text:p>
          <text:p text:style-name="Contents_20_3"><text:a xlink:type="simple" xlink:href="#org7efb984">2.3.1. Talk</text:a></text:p>
          <text:p text:style-name="Contents_20_3"><text:a xlink:type="simple" xlink:href="#orgba1dcc8">2.3.2. Notes from meeting</text:a></text:p>
          <text:p text:style-name="Contents_20_4"><text:a xlink:type="simple" xlink:href="#orga688fc5">2.3.2.1. Multi-task learning with labeled and unlabeled tasks cite:pentina17_multi</text:a></text:p>
          <text:p text:style-name="Contents_20_4"><text:a xlink:type="simple" xlink:href="#org28febd5">2.3.2.2. cite:gupta17_pac_approac_to_applic_specif_algor_selec</text:a></text:p>
          <text:p text:style-name="Contents_20_2"><text:a xlink:type="simple" xlink:href="#orgfcc4cf1">2.4. Meeting (Carlo) <text:span text:style-name="OrgActiveTimestamp">&lt;2019-11-11 Mon 16:00&gt;</text:span></text:a></text:p>
          <text:p text:style-name="Contents_20_3"><text:a xlink:type="simple" xlink:href="#orgf1f9263">2.4.1. Recap</text:a></text:p>
          <text:p text:style-name="Contents_20_4"><text:a xlink:type="simple" xlink:href="#orgc2328fd">2.4.1.1. MMD bound</text:a></text:p>
          <text:p text:style-name="Contents_20_4"><text:a xlink:type="simple" xlink:href="#orgc361f0e">2.4.1.2. Finding a good <text:span text:style-name="OrgCode">\(\Gc\)</text:span></text:a></text:p>
          <text:p text:style-name="Contents_20_3"><text:a xlink:type="simple" xlink:href="#orgac355c0">2.4.2. Work</text:a></text:p>
          <text:p text:style-name="Contents_20_4"><text:a xlink:type="simple" xlink:href="#orgd76c6c7">2.4.2.1. ERM (KRR) smoothness</text:a></text:p>
          <text:p text:style-name="Contents_20_5"><text:a xlink:type="simple" xlink:href="#org98faaf4">2.4.2.1.1. KRR Least Squares solution</text:a></text:p>
          <text:p text:style-name="Contents_20_5"><text:a xlink:type="simple" xlink:href="#org991e5c9">2.4.2.1.2. KRR Least Squares solution (with meta-algorithm from bias)</text:a></text:p>
          <text:p text:style-name="Contents_20_5"><text:a xlink:type="simple" xlink:href="#org879821f">2.4.2.1.3. Early stopping</text:a></text:p>
          <text:p text:style-name="Contents_20_3"><text:a xlink:type="simple" xlink:href="#org4593ee3">2.4.3. Notes from meeting</text:a></text:p>
          <text:p text:style-name="Contents_20_2"><text:a xlink:type="simple" xlink:href="#org1730811">2.5. Meeting (Carlo) <text:span text:style-name="OrgActiveTimestamp">&lt;2019-11-19 Tue 14:30&gt;</text:span></text:a></text:p>
          <text:p text:style-name="Contents_20_3"><text:a xlink:type="simple" xlink:href="#org462a8d5">2.5.1. Questions</text:a></text:p>
          <text:p text:style-name="Contents_20_4"><text:a xlink:type="simple" xlink:href="#orge6acfe1">2.5.1.1. RKHS dense in the space of continuous functions</text:a></text:p>
          <text:p text:style-name="Contents_20_4"><text:a xlink:type="simple" xlink:href="#org95ded92">2.5.1.2. Solution to biased KRR and inversion</text:a></text:p>
          <text:p text:style-name="Contents_20_4"><text:a xlink:type="simple" xlink:href="#org0e5f7f5">2.5.1.3. Estimating <text:span text:style-name="OrgCode">\(R\)</text:span></text:a></text:p>
          <text:p text:style-name="Contents_20_4"><text:a xlink:type="simple" xlink:href="#org1125e2a">2.5.1.4. Kernels on Distributions</text:a></text:p>
          <text:p text:style-name="Contents_20_1"><text:a xlink:type="simple" xlink:href="#org1b68c3e">3. Bibliography</text:a></text:p>
        </text:index-body>
      </text:table-of-content>
      <text:h text:style-name="Heading_20_1" text:outline-level="1" text:is-list-header="false">
<text:bookmark-start text:name="OrgXref.org31af3de"/>
<text:bookmark text:name="org31af3de"/>Notes
<text:bookmark-end text:name="OrgXref.org31af3de"/></text:h>
      <text:h text:style-name="Heading_20_2" text:outline-level="2" text:is-list-header="false">
<text:bookmark-start text:name="OrgXref.org78d9629"/>
<text:bookmark text:name="org78d9629"/>What is Meta Learning
<text:bookmark-end text:name="OrgXref.org78d9629"/></text:h>
      <text:p text:style-name="Text_20_body">Before we can answer if there is any active learning to be done, we need to
understand what meta learning actually is. Below is a short list of questions we
should answer in the <text:a xlink:type="simple" xlink:href="./literature_review.org">lit review</text:a>
</text:p>
      <text:list text:style-name="OrgBulletedList" text:continue-numbering="false">
        <text:list-item>
          <text:p text:style-name="Text_20_body">What is meta learning
</text:p>
          <text:list text:style-name="OrgBulletedList" text:continue-numbering="true">
            <text:list-item>
              <text:p text:style-name="Text_20_body"><text:a xlink:type="simple" xlink:href="file:///home/isak/life/references/bibliography/pdfs/vilalta02_persp_view_survey_meta_learn.pdf">A Perspective View and Survey of Meta-Learning</text:a>
</text:p>
            </text:list-item>
            <text:list-item>
              <text:p text:style-name="Text_20_body"><text:a xlink:type="simple" xlink:href="file:///home/isak/life/references/bibliography/pdfs/finn17_model.pdf">MAML for deep learning</text:a>
</text:p>
              <text:list text:style-name="OrgBulletedList" text:continue-numbering="true">
                <text:list-item>
                  <text:p text:style-name="Text_20_body">Multi-task learning
</text:p>
                  <text:list text:style-name="OrgBulletedList" text:continue-numbering="true">
                    <text:list-item>
                      <text:p text:style-name="Text_20_body"><text:a xlink:type="simple" xlink:href="file:///home/isak/life/references/bibliography/pdfs/caruana97_multit_learn.pdf">Multi-Task learning</text:a>
</text:p>
                    </text:list-item>
                    <text:list-item>
                      <text:p text:style-name="Text_20_body"><text:a xlink:type="simple" xlink:href="file:///home/isak/life/references/bibliography/pdfs/maurer13_spars.pdf">Sparse coding for multitask and transfer learning</text:a>
</text:p>
                    </text:list-item>
                    <text:list-item>
                      <text:p text:style-name="Text_20_body"><text:a xlink:type="simple" xlink:href="file:///home/isak/life/references/bibliography/pdfs/ciliberto17_consis.pdf">Consistent Multitask learning with nonlinear output</text:a>
</text:p>
                    </text:list-item>
                    <text:list-item>
                      <text:p text:style-name="Text_20_body"><text:a xlink:type="simple" xlink:href="file:///home/isak/life/references/bibliography/pdfs/ciliberto15_convex.pdf">Convex Learning of multiple tasks and their structure</text:a>
</text:p>
                    </text:list-item>
                    <text:list-item>
                      <text:p text:style-name="Text_20_body"><text:a xlink:type="simple" xlink:href="file:///home/isak/life/references/bibliography/pdfs/ruder17_overv_multi_task_learn_deep_neural_networ.pdf">An Overview of Multi-Task Learning in Deep NNs</text:a>
</text:p>
                    </text:list-item>
                    <text:list-item>
                      <text:p text:style-name="Text_20_body"><text:a xlink:type="simple" xlink:href="file:///home/isak/life/references/bibliography/pdfs/argyriou07_multi.pdf">Multi-Task Feature learning</text:a>
</text:p>
                    </text:list-item>
                    <text:list-item>
                      <text:p text:style-name="Text_20_body"><text:a xlink:type="simple" xlink:href="file:///home/isak/life/references/bibliography/pdfs/zhang17_survey_multi_task_learn.pdf">A survey on Multi-Task Learning</text:a>
</text:p>
                    </text:list-item>
                  </text:list>
                </text:list-item>
                <text:list-item>
                  <text:p text:style-name="Text_20_body">Transfer learning
</text:p>
                  <text:list text:style-name="OrgBulletedList" text:continue-numbering="true">
                    <text:list-item>
                      <text:p text:style-name="Text_20_body"><text:a xlink:type="simple" xlink:href="file:///home/isak/life/references/bibliography/pdfs/pan09_survey_trans_learn.pdf">A survey on Transfer Learning</text:a>
</text:p>
                    </text:list-item>
                    <text:list-item>
                      <text:p text:style-name="Text_20_body"><text:a xlink:type="simple" xlink:href="file:///home/isak/life/references/bibliography/pdfs/raina07_self.pdf">Self-taught learning: Transfer Learning from unlabeled data</text:a>
</text:p>
                    </text:list-item>
                    <text:list-item>
                      <text:p text:style-name="Text_20_body"><text:a xlink:type="simple" xlink:href="file:///home/isak/life/references/bibliography/pdfs/pan08_trans.pdf">Transfer learning via Dimensionality Reduction</text:a>
</text:p>
                    </text:list-item>
                  </text:list>
                </text:list-item>
              </text:list>
            </text:list-item>
            <text:list-item>
              <text:p text:style-name="Text_20_body">Neigbouring fields
</text:p>
              <text:list text:style-name="OrgBulletedList" text:continue-numbering="true">
                <text:list-item>
                  <text:p text:style-name="Text_20_body"><text:a xlink:type="simple" xlink:href="file:///home/isak/life/references/bibliography/pdfs/quionero-candela09_datas.pdf">Dataset Shift</text:a>
</text:p>
                </text:list-item>
                <text:list-item>
                  <text:p text:style-name="Text_20_body">Learning-to-learn
</text:p>
                  <text:list text:style-name="OrgBulletedList" text:continue-numbering="true">
                    <text:list-item>
                      <text:p text:style-name="Text_20_body"><text:a xlink:type="simple" xlink:href="file:///home/isak/life/references/bibliography/pdfs/denevi18_increm_learn_to_learn_with_statis_guaran.pdf">Incremental Learning to Learn with statistical guarantees</text:a>
</text:p>
                    </text:list-item>
                    <text:list-item>
                      <text:p text:style-name="Text_20_body"><text:a xlink:type="simple" xlink:href="file:///home/isak/life/references/bibliography/pdfs/denevi18_learn.pdf">Learning to learn around a common mean</text:a>
</text:p>
                    </text:list-item>
                  </text:list>
                </text:list-item>
                <text:list-item>
                  <text:p text:style-name="Text_20_body">Lifelong learning
</text:p>
                </text:list-item>
                <text:list-item>
                  <text:p text:style-name="Text_20_body">Curriculum learning
</text:p>
                </text:list-item>
              </text:list>
            </text:list-item>
          </text:list>
        </text:list-item>
        <text:list-item>
          <text:p text:style-name="Text_20_body">How can it be formulated
</text:p>
          <text:list text:style-name="OrgBulletedList" text:continue-numbering="true">
            <text:list-item>
              <text:p text:style-name="Text_20_body">SLT
</text:p>
            </text:list-item>
            <text:list-item>
              <text:p text:style-name="Text_20_body">Other
</text:p>
            </text:list-item>
          </text:list>
        </text:list-item>
        <text:list-item>
          <text:p text:style-name="Text_20_body">Equivalent problems in other fields
</text:p>
          <text:list text:style-name="OrgBulletedList" text:continue-numbering="true">
            <text:list-item>
              <text:p text:style-name="Text_20_body">Statistics
</text:p>
            </text:list-item>
            <text:list-item>
              <text:p text:style-name="Text_20_body">Control
</text:p>
            </text:list-item>
            <text:list-item>
              <text:p text:style-name="Text_20_body">ML
</text:p>
            </text:list-item>
            <text:list-item>
              <text:p text:style-name="Text_20_body">Signal Processing
</text:p>
            </text:list-item>
            <text:list-item>
              <text:p text:style-name="Text_20_body">Operations Research
</text:p>
            </text:list-item>
            <text:list-item>
              <text:p text:style-name="Text_20_body">etc.
</text:p>
            </text:list-item>
          </text:list>
        </text:list-item>
        <text:list-item>
          <text:p text:style-name="Text_20_body">Current approaches to Active Meta-Learning
</text:p>
        </text:list-item>
      </text:list>
      <text:h text:style-name="Heading_20_2" text:outline-level="2" text:is-list-header="false">
<text:bookmark-start text:name="OrgXref.orgdc71031"/>
<text:bookmark text:name="orgdc71031"/>Current Meta Learning setup
<text:bookmark-end text:name="OrgXref.orgdc71031"/></text:h>
      <text:h text:style-name="Heading_20_3" text:outline-level="3" text:is-list-header="false">
<text:bookmark-start text:name="OrgXref.org34790f5"/>
<text:bookmark text:name="org34790f5"/>Setup
<text:bookmark-end text:name="OrgXref.org34790f5"/></text:h>
      <text:p text:style-name="Text_20_body">We have a meta distribution <text:span text:style-name="OrgCode">\(\rho_{\mu}\)</text:span> over some space of distributions
<text:span text:style-name="OrgCode">\(\D_{\Zc}\)</text:span> such that <text:span text:style-name="OrgCode">\(\rho_{\Zc} \sim \rho_{\mu}\)</text:span>, where <text:span text:style-name="OrgCode">\(\Zc\)</text:span> is our
sample space. Normally in supervised learning we have that <text:span text:style-name="OrgCode">\(\Zc = \X \times
\Y\)</text:span>. For each sampled distribution <text:span text:style-name="OrgCode">\(\rho_{\Zc}\)</text:span> we sample a dataset (which we
will call <text:span text:style-name="Emphasis">task</text:span> to stay consistent with literature) <text:span text:style-name="OrgCode">\(\task =
(z_{i})_{i=1}^{n} \sim
\rho_{\Zc}^{n}\)</text:span> iid, which is split up into <text:span text:style-name="OrgCode">\(n^{tr}, n^{val}\)</text:span> sized dataset such
that <text:span text:style-name="OrgCode">\(\task = D^{tr} \cup D^{val} = (z_{i})_{i=1}^{n^{tr}} \cup
(z_{j})_{j=n^{tr}+1}^{n^{tr} + n^{val}}\)</text:span> where <text:span text:style-name="OrgCode">\(D^{tr}, D^{val}\)</text:span> is the train
and validation dataset respectively.
</text:p>
      <text:p text:style-name="Text_20_body">Now assume the following problem, we have <text:span text:style-name="OrgCode">\(m\)</text:span> distributions
<text:span text:style-name="OrgCode">\((\rho_{i})_{i=1}^{m} \sim \rho_{\mu}^m\)</text:span> sampled iid. Each of these
distributions <text:span text:style-name="OrgCode">\(\rho_{i}\)</text:span> gives rise to a task <text:span text:style-name="OrgCode">\(\task_{i} = D_{i}^{tr} \cup
D_{i}^{val}\)</text:span>, where we make the simplifying assumption that <text:span text:style-name="OrgCode">\(n_{i} =
n^{tr}_{i} + n^{val}_{i}\)</text:span> is the same for any <text:span text:style-name="OrgCode">\(i\)</text:span>, so that <text:span text:style-name="OrgCode">\(n^{tr}_{i} =
n^{tr}, n^{val}_{i} = n^{val}\)</text:span> and <text:span text:style-name="OrgCode">\(n_{i} = n^{tr} + n^{val}\)</text:span>.
</text:p>
      <text:p text:style-name="Text_20_body">Our problem looks as follows, we want to find an algorithm
<text:span text:style-name="OrgCode">\(\malgo{\varphi}{\cdot}: \Zc^{\ast} \to \Hc\)</text:span> where <text:span text:style-name="OrgCode">\(\Zc^{\ast}\)</text:span> is the set of
all possible datasets of any size and <text:span text:style-name="OrgCode">\(\Hc\)</text:span> is our hypothesis space, we let
<text:span text:style-name="OrgCode">\(\varphi\)</text:span> denote the <text:span text:style-name="Emphasis">hyperparameters</text:span> (we will also write <text:span text:style-name="OrgCode">\(\varphi = \task_{I}\)</text:span>
where <text:span text:style-name="OrgCode">\(I\)</text:span> is some index set, e.g. <text:span text:style-name="OrgCode">\(I = \upto{k}\)</text:span> to show that we have run
the meta-learning algorithm on <text:span text:style-name="OrgCode">\((\task_{1}, \dots, \task_{k})\)</text:span>) of the algorithm which
we want to learn, as we are doing meta-learning rather than normal supervised
learning. In this sense we may learn <text:span text:style-name="OrgCode">\(\varphi\)</text:span> from the outer loop, and the
algorithm then uses these to adjust its behaviour when mapping from the train
set to a target function in the hypothesis class. We assume that <text:span text:style-name="OrgCode">\(\Hc\)</text:span> is the
same for all distributions, such that <text:span text:style-name="OrgCode">\(f_{i} \in \Hc\)</text:span> for all <text:span text:style-name="OrgCode">\(i\)</text:span>, but
<text:span text:style-name="OrgCode">\(f_{i}\)</text:span> differ in general.
</text:p>
      <text:p text:style-name="Text_20_body">(Rewriting of previous paragraph, we can view this as a three step process as
follows:
</text:p>
      <text:list text:style-name="OrgNumberedList" text:continue-numbering="false">
        <text:list-item>
          <text:p text:style-name="Text_20_body">The hyper-meta algorithm takes sets of tasks <text:span text:style-name="OrgCode">\((\task_{i})_{i=1}^{m}\)</text:span> and
maps to algorithms that are
</text:p>
        </text:list-item>
        <text:list-item>
          <text:p text:style-name="Text_20_body">Meta algorithms that map from training sets <text:span text:style-name="OrgCode">\(D^{tr}\)</text:span> to supervised
algorithms that
</text:p>
        </text:list-item>
        <text:list-item>
          <text:p text:style-name="Text_20_body">Maps from training sets <text:span text:style-name="OrgCode">\(D^{tr}\)</text:span> to a hypothesis set
</text:p>
        </text:list-item>
      </text:list>
      <text:p text:style-name="Text_20_body">Not sure if this is a fruitful way to look at it, but at least it clarifies the
different levels we are operating on here. One way to write this (sloppily)
could be as follows, if <text:span text:style-name="OrgCode">\(T^{\ast}\)</text:span> is the set of all sequences of tasks, we
call <text:span text:style-name="OrgCode">\(\mathcal{M}_{1}\)</text:span> the hyper-meta, <text:span text:style-name="OrgCode">\(\mathcal{M}_{0}\)</text:span> the meta, and
<text:span text:style-name="OrgCode">\(\algo\)</text:span> the base algorithm, then we have the following nested way of coupling
them
</text:p>
      <text:p text:style-name="Text_20_body">)
</text:p>
      <text:p text:style-name="Text_20_body">We introduce the following notation, the loss function is a function
</text:p>
      <text:p text:style-name="Text_20_body">which takes as input a sample point <text:span text:style-name="OrgCode">\(z \in \Zc\)</text:span> and a hypothesis <text:span text:style-name="OrgCode">\(h \in \Hc\)</text:span>
getting a loss of choosing this hypothesis for this sample point, <text:span text:style-name="OrgCode">\(\ell(h,
z)\)</text:span>. Note that this way of writing the loss may be highly non-linear as can be
seen in the following case when <text:span text:style-name="OrgCode">\(z = (x, y)\)</text:span>, <text:span text:style-name="OrgCode">\(\ell(z, h) = (h(x) - y)^{2}\)</text:span>.
The actual loss can now be written in the following form, for a task <text:span text:style-name="OrgCode">\(\task =
D^{tr} \cup D^{val}\)</text:span>, we have that the loss of the algorithm <text:span text:style-name="OrgCode">\(\malgo{\phi}{\cdot}\)</text:span> is
</text:p>
      <text:p text:style-name="Text_20_body">From this we can formulate the learning problem for meta learning. Given the
above, we want to understand how to perform well on the <text:span text:style-name="Emphasis">meta-risk</text:span>
</text:p>
      <text:p text:style-name="Text_20_body">It's clear that we can actually rewrite this further, since relying on the iid
assumption we have that
</text:p>
      <text:p text:style-name="Text_20_body">from which we get that the meta-risk can be expressed as
</text:p>
      <text:p text:style-name="Text_20_body">A way to do this is to do well in probability over the train set which is what
is usually done in SLT. Explicitly, assuming as above that we have a set of distributions
(which we will call <text:span text:style-name="Emphasis">base</text:span> distributions, where base correspond to the base
level in contrast to <text:span text:style-name="Emphasis">meta</text:span> which corresponds to the meta level)
<text:span text:style-name="OrgCode">\((\rho_{i})_{i=1}^{m} \sim \rho_{\mu}^{m}\)</text:span> iid, and each <text:span text:style-name="OrgCode">\(\rho_{i}\)</text:span> gives
rise to a task <text:span text:style-name="OrgCode">\(\task_{i}\)</text:span> sampled iid, then we are interested in bounds of
the form
</text:p>
      <text:p text:style-name="Text_20_body">where <text:span text:style-name="OrgCode">\(\algo_{\ast} = \inf_{\algo} \err{\rho_{\mu}}{\algo}\)</text:span>. We probably want
to constrain this in the future, but leave this like this for now.
</text:p>
      <text:h text:style-name="Heading_20_3" text:outline-level="3" text:is-list-header="false">
<text:bookmark-start text:name="OrgXref.org8a48f37"/>
<text:bookmark text:name="org8a48f37"/>Approach to solving this
<text:bookmark-end text:name="OrgXref.org8a48f37"/></text:h>
      <text:p text:style-name="Text_20_body">The general problem is hard to solve, instead we consider how the generalisation
error for an algorithm behaves. Consider the following expression (which
differs from the one above but taken from photos of what Carlo wrote on screen),
we assume that we have <text:span text:style-name="OrgCode">\(m\)</text:span> different training tasks <text:span text:style-name="OrgCode">\(M = (\task_{i})_{i=1}^m\)</text:span>
and will use the shorthand <text:span text:style-name="OrgCode">\(\task_{1:m}\)</text:span> to mean all the tasks in index set.
For an active learning algorithm on a meta-level, for each <text:span text:style-name="OrgCode">\(t \leq m\)</text:span> we let
<text:span text:style-name="OrgCode">\(M_{t}\)</text:span> be a subset of tasks of size <text:span text:style-name="OrgCode">\(t\)</text:span>, <text:span text:style-name="OrgCode">\(M_{t} \subseteq M, \abs{M_{t}} =
t\)</text:span>. We are interested in quantifying the following
</text:p>
      <text:p text:style-name="Text_20_body">We make the following additional assumptions
</text:p>
      <text:list text:style-name="OrgBulletedList" text:continue-numbering="false">
        <text:list-item>
          <text:p text:style-name="Text_20_body">The base loss <text:span text:style-name="OrgCode">\(\ell(f(x), y)\)</text:span> is Lipschitz with respect to the second argument with
constant <text:span text:style-name="OrgCode">\(L\)</text:span>.
</text:p>
        </text:list-item>
        <text:list-item>
          <text:p text:style-name="Text_20_body">The meta-algorithm <text:span text:style-name="OrgCode">\(\malgo{\phi}{\cdot}\)</text:span> exists in some vector-valued
reproducing kernel hilbert space [alvarez12_kernel_vector_valued_funct]. In
particular this means the following (following [ciliberto16]), there is
some vvRKHS <text:span text:style-name="OrgCode">\(\Gc\)</text:span> consisting of functions mapping from <text:span text:style-name="OrgCode">\(\X \to \Hc\)</text:span>
where <text:span text:style-name="OrgCode">\(\Hc\)</text:span> is some separable Hilbert space, we will assume that <text:span text:style-name="OrgCode">\(\Hc
  \subseteq \R^{d}\)</text:span> since instances of datapoints normally comes in column
form.
</text:p>
        </text:list-item>
      </text:list>
      <text:p text:style-name="Text_20_body">The definition of an vvRKHS is a generalisation of the univariate case. In
particular the vvRKHS <text:span text:style-name="OrgCode">\(\G\)</text:span> is characterised by a so called <text:span text:style-name="Emphasis">kernel of positive
type</text:span> which is an operator values bi-linear map <text:span text:style-name="OrgCode">\(\Gamma: \X \times \X \to
B(\Hc, \Hc)\)</text:span>. Since we assume that <text:span text:style-name="OrgCode">\(\Hc\)</text:span> is a subspace of Euclidean space,
<text:span text:style-name="OrgCode">\(\Gamma\)</text:span> will map to positive semi-definite matrices. The vvRKHS is built in a
similar way to the univariate case with first a pre-Hilbert space which gets
completed by adding the limit points, with the inner product
</text:p>
      <text:p text:style-name="Text_20_body">which leads to the reproducing property, for any <text:span text:style-name="OrgCode">\(x \in \X, c \in \Hc\)</text:span> and <text:span text:style-name="OrgCode">\(g
\in \G\)</text:span>, we have that
</text:p>
      <text:p text:style-name="Text_20_body">and that for each <text:span text:style-name="OrgCode">\(x \in \X\)</text:span>, the function <text:span text:style-name="OrgCode">\(\Gamma(x, \cdot): \G \to \Hc\)</text:span> is
the evaluation function in <text:span text:style-name="OrgCode">\(x\)</text:span> on <text:span text:style-name="OrgCode">\(\G\)</text:span>, that is <text:span text:style-name="OrgCode">\(\Gamma(x, \cdot)(g) =
g(x)\)</text:span> and <text:span text:style-name="OrgCode">\(\Gamma(x, \cdot) \in \G\)</text:span>.
</text:p>
      <text:p text:style-name="Text_20_body">Consider now the expression in the expectation, the expected deviation of the
meta-loss between the meta-learning algorithm trained on the full dataset and
the subset of taska, we can write this as follows
</text:p>
      <text:p text:style-name="Text_20_body">Now in order to proceed we need to think about how we can decouple <text:span text:style-name="OrgCode">\(D^{tr}\)</text:span>
and <text:span text:style-name="OrgCode">\(M\)</text:span> or <text:span text:style-name="OrgCode">\(M_{t}\)</text:span>. If we let <text:span text:style-name="OrgCode">\(\malgo{M}{\cdot} \in \Hc_{1} \otimes
\Hc_{2}\)</text:span> and both <text:span text:style-name="OrgCode">\(\Hc_{1}, \Hc_{2}\)</text:span> are RKHS's then we have that <text:span text:style-name="OrgCode">\(\Hc_{1} \otimes
\Hc_{2}\)</text:span> is also an RKHS. Consider now
</text:p>
      <text:h text:style-name="Heading_20_2" text:outline-level="2" text:is-list-header="false">
<text:bookmark-start text:name="OrgXref.org1c65c7f"/>
<text:bookmark text:name="org1c65c7f"/>Solving biased KRR
<text:bookmark-end text:name="OrgXref.org1c65c7f"/></text:h>
      <text:p text:style-name="Text_20_body">Using the semi-parametric representer theorem we can represent the
objective function as
</text:p>
      <text:p text:style-name="Text_20_body">where <text:span text:style-name="OrgCode">\(\vb{\alpha} \in \R^{n}, \vb{\beta} \in \R^{P}, \vb{K} \in
\R^{n \times n}, \vb{\Psi} \in \R^{n \times P}\)</text:span>. We can rewrite this
further by defining <text:span text:style-name="OrgCode">\(\vb{\theta} = [\vb{\alpha}, \vb{\beta}]^{T} \in \R^{n +
P}\)</text:span> and <text:span text:style-name="OrgCode">\(\vb{L} = [\vb{K}, \vb{\Psi}] \in \R^{n \times (n + P)}\)</text:span>
</text:p>
      <text:p text:style-name="Text_20_body">then means that the objective function is the same as
</text:p>
      <text:p text:style-name="Text_20_body">which can be solved using normal least squares (note that things are a
bit different and the hessian is not clearly p.d. hence minimizer
might not be unique), which gives for the Jacobian and the Hessian the
expressions
</text:p>
      <text:p text:style-name="Text_20_body">Solving this we see that the solution, which we get by finding where
the gradient is zero, is equal to
</text:p>
      <text:h text:style-name="Heading_20_2" text:outline-level="2" text:is-list-header="false">
<text:bookmark-start text:name="OrgXref.orgc80be13"/>
<text:bookmark text:name="orgc80be13"/>Relation between Curriculum Learning and Meta Learning
<text:bookmark-end text:name="OrgXref.orgc80be13"/></text:h>
      <text:p text:style-name="Text_20_body">The formal definition of a <text:span text:style-name="Emphasis">curriculum</text:span> according to
[bengio09_curric] is the following, let <text:span text:style-name="OrgCode">\(P(z)\)</text:span> be the target
distribution and let <text:span text:style-name="OrgCode">\(Q_{\lambda}(z)\)</text:span> be the relaxed distribution
where <text:span text:style-name="OrgCode">\(\lambda \in [0, 1]\)</text:span>, where <text:span text:style-name="OrgCode">\(\lambda = 0\)</text:span> is a simpler toy
problem and <text:span text:style-name="OrgCode">\(\lambda = 1\)</text:span> is the original problem <text:span text:style-name="OrgCode">\(Q_{1} = P\)</text:span>. Let
<text:span text:style-name="OrgCode">\(0 \leq W_{\lambda}(z) \leq 1\)</text:span>. Then <text:span text:style-name="OrgCode">\(Q_{\lambda}(z) \propto
W_{\lambda}(z) P(z)\)</text:span> and is normalised. For a monotonically
increasing sequence of values <text:span text:style-name="OrgCode">\((\lambda_{l})_{l=1}^L\)</text:span> with
<text:span text:style-name="OrgCode">\(\lambda_{1} = 0, \lambda_{L} = 1\)</text:span>, the sequence of distribution
<text:span text:style-name="OrgCode">\((Q_{\lambda_{l}})_{l=1}^{L}\)</text:span> is a <text:span text:style-name="Emphasis">curriculum</text:span> if if the entropy of
the sequence of distribution is increasing,
<text:span text:style-name="OrgCode">\(H(Q_{\lambda_{l}}) &lt; H(Q_{\lambda_{l+1}})\)</text:span> and
<text:span text:style-name="OrgCode">\((W_{\lambda})_{l=1}^{L}\)</text:span> is non-decreasing for all <text:span text:style-name="OrgCode">\(z\)</text:span>,
<text:span text:style-name="OrgCode">\(W_{\lambda_{l}}(z) \leq W_{\lambda_{l+1}}(z)\)</text:span>.
</text:p>
      <text:p text:style-name="Text_20_body">For active learning, we simply let <text:span text:style-name="OrgCode">\(Q_{l} := Q_{\lambda_{l}}\)</text:span> which
is an empirical distribution of size <text:span text:style-name="OrgCode">\(l\)</text:span>, thus <text:span text:style-name="OrgCode">\(W_{l}(z) = \indic{z
\in Q_{l}}\)</text:span> and we have that the sequence of <text:span text:style-name="OrgCode">\(W_{l}\)</text:span> is
monotonically increasing, since <text:span text:style-name="OrgCode">\(Q_{l} \subseteq Q_{l+1}\)</text:span> and
<text:span text:style-name="OrgCode">\(H(Q_{l}) = - \sum_{i=1}^{l}l^{-1}\log(l^{-1}) = \log(l)\)</text:span> which is
increasing in <text:span text:style-name="OrgCode">\(l\)</text:span>. Hence as long as we use a uniform weight over the
active learning set, active learning is a curriculum learning (which
extends to any setting, supervised or meta learning).
</text:p>
      <text:h text:style-name="Heading_20_2" text:outline-level="2" text:is-list-header="false">
<text:bookmark-start text:name="OrgXref.org1a1f887"/>
<text:bookmark text:name="org1a1f887"/>Datasets
<text:bookmark-end text:name="OrgXref.org1a1f887"/></text:h>
      <text:p text:style-name="Text_20_body">For testing out the current active meta learning strategy of using the
MMD to actively select in what order to train on the datasets provided
in the meta-learning setup we need to make sure that the datasets fit
into our conditions and assumptions. For regression, this is clear,
the L2 error is infinitely differentiable and as long as the
base-algorithm is too, GD will be as well (but what about SGD? Could
do some initial tests on that as well, for now we just make sure that
the datasets are small, less than some <text:span text:style-name="OrgCode">\(n\)</text:span> which makes it feasible
to run the gradient descent algorithm which runs in <text:span text:style-name="OrgCode">\(O(l n^{2})\)</text:span>
where <text:span text:style-name="OrgCode">\(l\)</text:span> is the number of GD steps. This should be feasible,
especially)
</text:p>
      <text:h text:style-name="Heading_20_2" text:outline-level="2" text:is-list-header="false">
<text:bookmark-start text:name="OrgXref.orgcd4dad6"/>
<text:bookmark text:name="orgcd4dad6"/>Kernels on distributions
<text:bookmark-end text:name="OrgXref.orgcd4dad6"/></text:h>
      <text:p text:style-name="Text_20_body">Kernels on distributions have been investigated in
[christmann10_univer,thi19_distr_regres_model_with_reprod] and
furthermore kernels restricted on sets can be found in
[haussler99_convol,gaertner02_multi] where they define and derive
results about convolutional kernels, although with less theoretical
foundation with respect to characteristicity and universality than that
of kernels on distributions.
</text:p>
      <text:p text:style-name="Text_20_body">From [christmann10_univer] we have sufficient conditions for a
function <text:span text:style-name="OrgCode">\(K: X \times X \to \R\)</text:span> to be a universal kernel, where
universality means that the corresponding RKHS of <text:span text:style-name="OrgCode">\(K\)</text:span> is dense in
the set <text:span text:style-name="OrgCode">\(C(X)\)</text:span> of bounded continuous function from <text:span text:style-name="OrgCode">\(X\)</text:span> to <text:span text:style-name="OrgCode">\(\R\)</text:span>
in the uniform norm and in extension dense in all <text:span text:style-name="OrgCode">\(L_{1}(\mu)\)</text:span> for
which <text:span text:style-name="OrgCode">\(\mu\)</text:span> has dense support. The following gives kernels which are
universal on the set of probability measures, as can be seen in
[christmann10_univer], expanded upon below.
</text:p>
      <text:p text:style-name="Text_20_body">Let <text:span text:style-name="OrgCode">\((\X, d_{\X})\)</text:span> be a compact metric space and <text:span text:style-name="OrgCode">\(A \coloneqq \prob(\X)\)</text:span> the
set of all Borel probability measures on this space. In the case
that <text:span text:style-name="OrgCode">\(\X \subseteq \R^{d}\)</text:span> we let <text:span text:style-name="OrgCode">\(d_{\X}\)</text:span> be the usual euclidean
distance restricted to <text:span text:style-name="OrgCode">\(\X\)</text:span>. If we equip <text:span text:style-name="OrgCode">\(A\)</text:span> with the Prohorov
metric and call this <text:span text:style-name="OrgCode">\(d_{A}\)</text:span>, then <text:span text:style-name="OrgCode">\((A, d_{A})\)</text:span> is a compact
metric space iff <text:span text:style-name="OrgCode">\((\X, d_{\X})\)</text:span> is a compact metric space. By using
properties of RKHS's and compactness of <text:span text:style-name="OrgCode">\(\X\)</text:span> we have that
if the kernel <text:span text:style-name="OrgCode">\(K_{\X}: \X \times \X \to \R\)</text:span> is <text:span text:style-name="Emphasis">characteristic</text:span>, and
define as <text:span text:style-name="OrgCode">\(KME_{\X}(\rho) = \E_{X \sim \rho}\left[K_{\X}(X, \cdot)
\right]\)</text:span> then the following function is a kernel, is bounded and
universal on <text:span text:style-name="OrgCode">\(A\)</text:span>
</text:p>
      <text:p text:style-name="Text_20_body">where <text:span text:style-name="OrgCode">\(\Hc_{\X}\)</text:span> is the RKHS corresponding to kernel <text:span text:style-name="OrgCode">\(K_{\X}\)</text:span>.
</text:p>
      <text:p text:style-name="Text_20_body">We have a choice in what base kernel to choose when building universal kernels for
probability distributions over compact sets
</text:p>
      <text:list text:style-name="OrgBulletedList" text:continue-numbering="false">
        <text:list-item>
          <text:p text:style-name="Text_20_body">A characteristic kernel <text:span text:style-name="OrgCode">\(K_{\X}\)</text:span>, for example
[sriperumbudur11_univer_charac_kernel_rkhs_embed_measur] (examples other than
radial kernels can also be found there)
</text:p>
          <text:list text:style-name="OrgBulletedList" text:continue-numbering="true">
            <text:list-item>
              <text:p text:style-name="Text_20_body">Gaussian kernels <text:span text:style-name="OrgCode">\(k(x, y) = \exp(-\frac{1}{2\sigma^{2}}\norm{x -
    y}^{2}_{2}), \sigma &gt; 0\)</text:span>
</text:p>
            </text:list-item>
            <text:list-item>
              <text:p text:style-name="Text_20_body">Inverse multiquadratic kernels <text:span text:style-name="OrgCode">\(k(x, y) = (c^{2} + \norm{x -
    y}^{2}_{2})^{-\beta}, \beta &gt; 0, c &gt; 0\)</text:span>
</text:p>
            </text:list-item>
          </text:list>
        </text:list-item>
      </text:list>
      <text:p text:style-name="Text_20_body">After choosing this kernel <text:span text:style-name="OrgCode">\(K_{\X}\)</text:span>, we "lift this kernel" by
considering the mean embedding <text:span text:style-name="OrgCode">\(KME_{\X}\)</text:span> on <text:span text:style-name="OrgCode">\(\X\)</text:span> as a kernel on
<text:span text:style-name="OrgCode">\(A\)</text:span>. Note that this means that the RKHS for <text:span text:style-name="OrgCode">\(A\)</text:span> and <text:span text:style-name="OrgCode">\(\X\)</text:span>
coincide since the mean embedding embeds into the same RKHS as the
original kernel (by Riesz representation theorem). We can simplify
this further be recognising this as the KME being a function
decomposed into one radial part and one KME part as
</text:p>
      <text:p text:style-name="Text_20_body">where
</text:p>
      <text:p text:style-name="Text_20_body">is the function of the radius. In the case of the gaussian <text:span text:style-name="OrgCode">\(f(r) =
\exp(-\frac{1}{2\sigma^{2}}r^{2})\)</text:span> and for the inverse multiquadratic
 <text:span text:style-name="OrgCode">\(f(r) = (c^{2} + r^{2})^{-\beta}\)</text:span>.
</text:p>
      <text:p text:style-name="Text_20_body">For implementation purposes, when working with radial basis functions,
we only need to compute the expression
</text:p>
      <text:p text:style-name="Text_20_body">There are further examples of kernels that are universal, for example
by considering characteristic functions of <text:span text:style-name="OrgCode">\(\rho\)</text:span> but we will not
consider them here.
</text:p>
      <text:h text:style-name="Heading_20_1" text:outline-level="1" text:is-list-header="false">
<text:bookmark-start text:name="OrgXref.org3e73b16"/>
<text:bookmark text:name="org3e73b16"/>Meetings
<text:bookmark-end text:name="OrgXref.org3e73b16"/></text:h>
      <text:h text:style-name="Heading_20_2" text:outline-level="2" text:is-list-header="false">
<text:bookmark-start text:name="OrgXref.org9a307af"/>
<text:bookmark text:name="org9a307af"/>Meeting (Carlo) <text:span text:style-name="OrgActiveTimestamp">&lt;2019-10-22 Tue&gt;</text:span>
<text:bookmark-end text:name="OrgXref.org9a307af"/></text:h>
      <text:h text:style-name="Heading_20_3" text:outline-level="3" text:is-list-header="false">
<text:bookmark-start text:name="OrgXref.orgff04d0b"/>
<text:bookmark text:name="orgff04d0b"/>Work
<text:bookmark-end text:name="OrgXref.orgff04d0b"/></text:h>
      <text:h text:style-name="Heading_20_4" text:outline-level="4" text:is-list-header="false">
<text:bookmark-start text:name="OrgXref.org388782b"/>
<text:bookmark text:name="org388782b"/>MMD for noiseless supervised learning
<text:bookmark-end text:name="OrgXref.org388782b"/></text:h>
      <text:p text:style-name="Text_20_body">We first broke down the actual problem, taking inspiration from what made the
MMD bound possible in the MRes dissertation I wrote, we looked at what caused
the bound (which only holds in the noiseless case)
</text:p>
      <text:p text:style-name="Text_20_body">where we can control <text:span text:style-name="OrgCode">\(\eta_{MMD}\)</text:span> by making careful choices about the
regression and MMD RKHSs and how they relate to each other.
</text:p>
      <text:h text:style-name="Heading_20_4" text:outline-level="4" text:is-list-header="false">
<text:bookmark-start text:name="OrgXref.orgece5d85"/>
<text:bookmark text:name="orgece5d85"/>MMD for meta-learning
<text:bookmark-end text:name="OrgXref.orgece5d85"/></text:h>
      <text:p text:style-name="Text_20_body">Writing the above out explicitly, we have that for the supervised learning case
that
</text:p>
      <text:p text:style-name="Text_20_body">If we now consider our case, we can write this as follows
</text:p>
      <text:p text:style-name="Text_20_body">and each of the losses <text:span text:style-name="OrgCode">\(L(\metalg, D^{tr}, D^{val})\)</text:span> are defined as follows
</text:p>
      <text:p text:style-name="Text_20_body">We proceed to make the following assumption, <text:span text:style-name="OrgCode">\(\ell(h, z) =
\scal{\psi(h)}{\phi(z)}_{\Gc}\)</text:span> which is reminisent of the restriction in
[ciliberto16] on the loss function. This leads to the expression of the
meta-loss as
</text:p>
      <text:p text:style-name="Text_20_body">where we use the feature map <text:span text:style-name="OrgCode">\(\phi\)</text:span> on <text:span text:style-name="OrgCode">\(\Zc\)</text:span> to some RKHS <text:span text:style-name="OrgCode">\(\Gc\)</text:span> to induce
a feature map on <text:span text:style-name="Emphasis">sets</text:span> (or more generally distributions) through the mean
embedding <text:span text:style-name="OrgCode">\(\mu(D^{val})\)</text:span>. This leads to a mean embedding of mean embedding
(which should be the same as having a <text:span text:style-name="Emphasis">mixture distribution</text:span>, which is what we
get over the actual supervised learning <text:span text:style-name="OrgCode">\(z\)</text:span>'s, where the tasks act as mixtures
we draw <text:span text:style-name="OrgCode">\(z\)</text:span> from. This leads to the following
</text:p>
      <text:p text:style-name="Text_20_body">This does not seem too good, but maybe we can do something similar to
what we did in the MMD proof.
</text:p>
      <text:h text:style-name="Heading_20_4" text:outline-level="4" text:is-list-header="false">
<text:bookmark-start text:name="OrgXref.org6eb4d87"/>
<text:bookmark text:name="org6eb4d87"/>Revisiting MMD proof
<text:bookmark-end text:name="OrgXref.org6eb4d87"/></text:h>
      <text:p text:style-name="Text_20_body">Let's go through the proof in my dissertation /
[viering17_nuclear_discr_activ_learn] and see if we can extract
assumptions to make this work. Without any assumptions, for arbitrary
<text:span text:style-name="OrgCode">\(A, B\)</text:span> this holds
</text:p>
      <text:p text:style-name="Text_20_body">Note that we can also
</text:p>
      <text:h text:style-name="Heading_20_3" text:outline-level="3" text:is-list-header="false">
<text:bookmark-start text:name="OrgXref.orgfbc9004"/>
<text:bookmark text:name="orgfbc9004"/>Talk
<text:bookmark-end text:name="OrgXref.orgfbc9004"/></text:h>
      <text:p text:style-name="Text_20_body">Me and Carlo went over the setting and did some slight changes to notation. In
general I have to make sure that I don't overload the characters I use for sets,
distributions and so on (easier said than done given the amount of stuff I use).
</text:p>
      <text:h text:style-name="Heading_20_3" text:outline-level="3" text:is-list-header="false">
<text:bookmark-start text:name="OrgXref.org64c73c1"/>
<text:bookmark text:name="org64c73c1"/>Notes from meeting
<text:bookmark-end text:name="OrgXref.org64c73c1"/></text:h>
      <text:list text:style-name="OrgBulletedList" text:continue-numbering="false">
        <text:list-item>
          <text:p text:style-name="Text_20_body">A good reference for Sobolev Spaces and functional theory: Adams,
Sobolev Spaces
</text:p>
        </text:list-item>
      </text:list>
      <text:h text:style-name="Heading_20_2" text:outline-level="2" text:is-list-header="false">
<text:bookmark-start text:name="OrgXref.org1db93c8"/>
<text:bookmark text:name="org1db93c8"/>Meeting (Carlo) <text:span text:style-name="OrgActiveTimestamp">&lt;2019-11-04 Mon 17:00&gt;</text:span>
<text:bookmark-end text:name="OrgXref.org1db93c8"/></text:h>
      <text:h text:style-name="Heading_20_3" text:outline-level="3" text:is-list-header="false">
<text:bookmark-start text:name="OrgXref.orgb5514f2"/>
<text:bookmark text:name="orgb5514f2"/>Recap
<text:bookmark-end text:name="OrgXref.orgb5514f2"/></text:h>
      <text:p text:style-name="Text_20_body">Our setting is that of <text:span text:style-name="Emphasis">meta-learning</text:span> where we have a meta
distribution <text:span text:style-name="OrgCode">\(\mu\)</text:span> over distributions with support on <text:span text:style-name="OrgCode">\(\Zc = \X
\times \Y\)</text:span>, our data-space. We have a base loss function <text:span text:style-name="OrgCode">\(\ell : \Zc
\times \Hc \to \R_{+}\)</text:span> where <text:span text:style-name="OrgCode">\(\Hc\)</text:span> is a hypothesis class. We sample
<text:span text:style-name="OrgCode">\(m\)</text:span> iid distributions from <text:span text:style-name="OrgCode">\(\mu\)</text:span> giving us
<text:span text:style-name="OrgCode">\((\rho_{i})_{i=1}^{m} \sim \mu^{m}\)</text:span> and for each <text:span text:style-name="OrgCode">\(i \in \upto{m}\)</text:span> we get an iid
sample of <text:span text:style-name="OrgCode">\(n\)</text:span> datapoints, <text:span text:style-name="OrgCode">\(\task_{i} = (z_{j})_{j=1}^{n} \sim
\rho_{i}^{n}\)</text:span>.
</text:p>
      <text:p text:style-name="Text_20_body">For each dataset <text:span text:style-name="OrgCode">\(\task_{i}\)</text:span> we split this into a train and test
set, <text:span text:style-name="OrgCode">\(\task_{i} = D^{tr}_{i} \cup D^{val}_{i}\)</text:span> with <text:span text:style-name="OrgCode">\(n_{tr}\)</text:span> and
<text:span text:style-name="OrgCode">\(n_{val}\)</text:span> datapoints respectively. We define the meta-loss for an
algorithm <text:span text:style-name="OrgCode">\(\metalg : \Zc^{\ast} \to \Hc\)</text:span> as
</text:p>
      <text:p text:style-name="Text_20_body">and we are interested in how to find good meta-algorithms that has low
meta-risk
</text:p>
      <text:p text:style-name="Text_20_body">We do not have access to <text:span text:style-name="OrgCode">\(\mu\)</text:span> but only have knowledge of the
meta-distribution implicitly through the datasets <text:span text:style-name="OrgCode">\(\task_{i} \sim
\rho_{i}^{n}\)</text:span>.
</text:p>
      <text:h text:style-name="Heading_20_3" text:outline-level="3" text:is-list-header="false">
<text:bookmark-start text:name="OrgXref.orgcd1ea48"/>
<text:bookmark text:name="orgcd1ea48"/>Work
<text:bookmark-end text:name="OrgXref.orgcd1ea48"/></text:h>
      <text:h text:style-name="Heading_20_4" text:outline-level="4" text:is-list-header="false">
<text:bookmark-start text:name="OrgXref.org5858b28"/>
<text:bookmark text:name="org5858b28"/>MMD
<text:bookmark-end text:name="OrgXref.org5858b28"/></text:h>
      <text:p text:style-name="Text_20_body">As we are looking to do active learning, we are interested in bounds
inspired by the supervised learning bound for the noiseless case of
</text:p>
      <text:p text:style-name="Text_20_body">so we consider the same starting point. Let <text:span text:style-name="OrgCode">\(M =
(\task_{i})_{i=1}^{m}\)</text:span> be the full meta-dataset and let <text:span text:style-name="OrgCode">\(M_{t}\)</text:span> be
a subset of these tasks of size <text:span text:style-name="OrgCode">\(t\)</text:span>. Now for an arbitrary algorithm
<text:span text:style-name="OrgCode">\(\metalg\)</text:span> consider
</text:p>
      <text:p text:style-name="Text_20_body">The bound achieved for MMD in a noiseless setting is dependent on the
following assumptions
</text:p>
      <text:list text:style-name="OrgBulletedList" text:continue-numbering="false">
        <text:list-item>
          <text:p text:style-name="Text_20_body"><text:span text:style-name="OrgCode">\(\ell\)</text:span> is any loss
</text:p>
        </text:list-item>
        <text:list-item>
          <text:p text:style-name="Text_20_body">For arbitrary <text:span text:style-name="OrgCode">\(h \in H \subseteq \Hc\)</text:span>
</text:p>
        </text:list-item>
        <text:list-item>
          <text:p text:style-name="Text_20_body">Any train set <text:span text:style-name="OrgCode">\(S \subseteq P_{0}\)</text:span> (here <text:span text:style-name="OrgCode">\(P_{0}\)</text:span> is the
equivalent of <text:span text:style-name="OrgCode">\(M\)</text:span>)
</text:p>
        </text:list-item>
        <text:list-item>
          <text:p text:style-name="Text_20_body">With realizable case of <text:span text:style-name="OrgCode">\(f \in \Hc\)</text:span>
</text:p>
        </text:list-item>
        <text:list-item>
          <text:p text:style-name="Text_20_body">No noise; Distribution <text:span text:style-name="OrgCode">\(\rho\)</text:span> determined by <text:span text:style-name="OrgCode">\(\rho_{\X}\)</text:span>
</text:p>
        </text:list-item>
        <text:list-item>
          <text:p text:style-name="Text_20_body">For any <text:span text:style-name="OrgCode">\(H' \subseteq \Hc\)</text:span>
</text:p>
        </text:list-item>
      </text:list>
      <text:p text:style-name="Text_20_body">then
</text:p>
      <text:p text:style-name="Text_20_body">where <text:span text:style-name="OrgCode">\(\eta_{MMD} = 2\min_{\tilde{g} \in H'} \max_{h \in H, x \in
P_{0}^{x}}\abs{\ell(f(x), h(x)) - \tilde{g}(x)}\)</text:span>. We can make this
work for our setting pretty easily by considering the following
decomposition
</text:p>
      <text:p text:style-name="Text_20_body">If we assume that we have some RKHS suitably defined, which we call
<text:span text:style-name="OrgCode">\(\Gc\)</text:span> and let <text:span text:style-name="OrgCode">\(g \in G \subseteq \Gc\)</text:span> then since <text:span text:style-name="OrgCode">\(M_{t} \subseteq M\)</text:span>
we have that the middle term <text:span text:style-name="OrgCode">\(\abs{\frac{1}{m}\sum_{i=1}^{m}
g(\task_{i}) - \frac{1}{t}\sum_{i=1}^{t} g(\task_{j})} \leq
\MMD{M}{M_{t}}{G}\)</text:span> and the other two terms are less than <text:span text:style-name="OrgCode">\(\sup_{\task
\in M}\abs{L(\metalg, \task) - g(\task)}\)</text:span> that
</text:p>
      <text:h text:style-name="Heading_20_3" text:outline-level="3" text:is-list-header="false">
<text:bookmark-start text:name="OrgXref.org997dcb9"/>
<text:bookmark text:name="org997dcb9"/>Notes from meeting
<text:bookmark-end text:name="OrgXref.org997dcb9"/></text:h>
      <text:list text:style-name="OrgBulletedList" text:continue-numbering="false">
        <text:list-item>
          <text:p text:style-name="Text_20_body"><text:span text:style-name="OrgCode">[✓] </text:span>Clean up notation, don't use for example <text:span text:style-name="OrgCode">\(M, \mathcal{M}\)</text:span> at
the same time
</text:p>
        </text:list-item>
      </text:list>
      <text:h text:style-name="Heading_20_4" text:outline-level="4" text:is-list-header="false">
<text:bookmark-start text:name="OrgXref.org5478bc4"/>
<text:bookmark text:name="org5478bc4"/>MMD bound
<text:bookmark-end text:name="OrgXref.org5478bc4"/></text:h>
      <text:p text:style-name="Text_20_body">Given the bound
</text:p>
      <text:p text:style-name="Text_20_body">we can control the MMD term by choosing <text:span text:style-name="OrgCode">\(\Gc\)</text:span> in a proper way. We
note that this will have to be an RKHS which maps from <text:span text:style-name="OrgCode">\(2^{\Zc}\)</text:span> to
<text:span text:style-name="OrgCode">\(\R\)</text:span>. However this is slightly complicated by the second
term, <text:span text:style-name="OrgCode">\(\inf_{g \in G}\sup_{\task \in M}\abs{L(\metalg, \task) - g(\task)}\)</text:span>. We
need to choose <text:span text:style-name="OrgCode">\(\Gc\)</text:span> so that this term disappears, this means that
we need <text:span text:style-name="OrgCode">\(\Gc\)</text:span> to be expressive enough to make this small (note to
self, we assumed that the function was in a ball in order to get rid
of this since <text:span text:style-name="OrgCode">\(G \subseteq \Gc\)</text:span> trades of how big the MMD terms get
by a multiplicative factor (<text:span text:style-name="OrgCode">\(R\)</text:span>, the radius) and how enlargening
this <text:span text:style-name="OrgCode">\(R\)</text:span> makes the second term grow smaller (we want to find the
optimal tradeoff essentially).
</text:p>
      <text:h text:style-name="Heading_20_4" text:outline-level="4" text:is-list-header="false">
<text:bookmark-start text:name="OrgXref.org3977a66"/>
<text:bookmark text:name="org3977a66"/>Finding a good <text:span text:style-name="OrgCode">\(\Gc\)</text:span>
<text:bookmark-end text:name="OrgXref.org3977a66"/></text:h>
      <text:p text:style-name="Text_20_body">In order to investigate this, we'd have to look at what kind of
functions <text:span text:style-name="OrgCode">\(L(\metalg, \task)\)</text:span> encode for various different
algorithms <text:span text:style-name="OrgCode">\(\metalg\)</text:span> so that we can choose a <text:span text:style-name="OrgCode">\(\Gc\)</text:span> that contain
functions approximating <text:span text:style-name="OrgCode">\(L(\metalg, \task)\)</text:span> well, due to the term
</text:p>
      <text:p text:style-name="Text_20_body">Since this will depend on how we choose <text:span text:style-name="OrgCode">\(\metalg\)</text:span> we will focus on
when <text:span text:style-name="OrgCode">\(\metalg\)</text:span> is such that <text:span text:style-name="OrgCode">\(L(\metalg, \task)\)</text:span> is a smooth
function of <text:span text:style-name="OrgCode">\(\task\)</text:span> which means that we need to know how
</text:p>
      <text:p text:style-name="Text_20_body">It's easy to see that <text:span text:style-name="OrgCode">\(L\)</text:span> is built from the following parts
</text:p>
      <text:list text:style-name="OrgBulletedList" text:continue-numbering="false">
        <text:list-item>
          <text:p text:style-name="Text_20_body"><text:span text:style-name="OrgCode">\(S(\vb{a}) = \frac{1}{n_{val}}\sum_{i=1}^{n_{val}}a_{i} = \frac{1}{n_{val}}\ones^{T}\vb{a}\)</text:span>
</text:p>
        </text:list-item>
        <text:list-item>
          <text:p text:style-name="Text_20_body"><text:span text:style-name="OrgCode">\(\ell(y', y)\)</text:span>
</text:p>
        </text:list-item>
        <text:list-item>
          <text:p text:style-name="Text_20_body"><text:span text:style-name="OrgCode">\(\metalg(D^{tr})\)</text:span>
</text:p>
        </text:list-item>
        <text:list-item>
          <text:p text:style-name="Text_20_body"><text:span text:style-name="OrgCode">\(\metalg(D^{tr})(x)\)</text:span>
</text:p>
        </text:list-item>
      </text:list>
      <text:p text:style-name="Text_20_body">and we can write this in the form of <text:span text:style-name="OrgCode">\(L = (S \circ
\ell)(\metalg(D^{tr})(\vb{X}), \vb{Y})\)</text:span> where
</text:p>
      <text:p text:style-name="Text_20_body">The functional class of this will depend on how we choose <text:span text:style-name="OrgCode">\(\metalg\)</text:span>.
Below is an outline of what goes into a usual meta-algorithm.
</text:p>
      <text:list text:style-name="OrgDescriptionList" text:continue-numbering="false">
        <text:list-item>
          <text:p text:style-name="Text_20_body_20_bold">Inner loop</text:p>
          <text:list text:style-name="OrgDescriptionList" text:continue-numbering="true">
            <text:list-item>
              <text:p text:style-name="Text_20_body">We choose an algorithm that maps from a train set
<text:span text:style-name="OrgCode">\(D^{tr}\)</text:span> to a hypothesis space <text:span text:style-name="OrgCode">\(\Hc\)</text:span>. This will be
done by minimizing the regularised ERM objective,
<text:span text:style-name="OrgCode">\(\rerr{D^{tr}}{\lambda}{h} = \frac{1}{n_{tr}}\sum_{i=1}^{n^{tr}}\ell(h(x_{i}),
                y_{i}) + \lambda \norm{h}^{2}_{\Hc}\)</text:span> where we will
let the optimisation be (S)GD (just call this SGD from
here on) with early stopping.
</text:p>
            </text:list-item>
          </text:list>
        </text:list-item>
        <text:list-item>
          <text:p text:style-name="Text_20_body_20_bold">Outer loop</text:p>
          <text:list text:style-name="OrgDescriptionList" text:continue-numbering="true">
            <text:list-item>
              <text:p text:style-name="Text_20_body">For example MAML [finn17_model], we will let this
be for now and investigate this later. We would then
like to know how the fine tuning factors in to this.
</text:p>
            </text:list-item>
          </text:list>
        </text:list-item>
      </text:list>
      <text:p text:style-name="Text_20_body">We can choose various architectures, which corresponds to the
hypothesis space (given a starting point <text:span text:style-name="OrgCode">\(h_{0}\)</text:span> when doing SGD)
</text:p>
      <text:list text:style-name="OrgBulletedList" text:continue-numbering="false">
        <text:list-item>
          <text:p text:style-name="Text_20_body">MLP parametrised by <text:span text:style-name="OrgCode">\((n_{i}, n_{o}, L, \sigma)\)</text:span> which are in turn
the dimensions of the input, output, number of hidden layers and the
non-linearity. As long as <text:span text:style-name="OrgCode">\(\sigma\)</text:span> is differentiable this function
is differentiable.
</text:p>
        </text:list-item>
        <text:list-item>
          <text:p text:style-name="Text_20_body">KRR parametrised by <text:span text:style-name="OrgCode">\(K\)</text:span>, the kernel. Ditto for this.
</text:p>
        </text:list-item>
      </text:list>
      <text:h text:style-name="Heading_20_4" text:outline-level="4" text:is-list-header="false">
<text:bookmark-start text:name="OrgXref.orga25af0c"/>
<text:bookmark text:name="orga25af0c"/>KRR Least Squares solution
<text:bookmark-end text:name="OrgXref.orga25af0c"/></text:h>
      <text:p text:style-name="Text_20_body">Assume that in the inner loop we are doing KRR, which means the
algorithm is the solution to the RERM problem over an RKHS <text:span text:style-name="OrgCode">\(\Hc\)</text:span>
with some kernel <text:span text:style-name="OrgCode">\(K\)</text:span> that is smooth in both its arguments
</text:p>
      <text:p text:style-name="Text_20_body">which if we write <text:span text:style-name="OrgCode">\((\vb{K}_{x})_{i} = K(x_{i}, x)\)</text:span> gives us the solution
</text:p>
      <text:p text:style-name="Text_20_body">and it's clear that
</text:p>
      <text:list text:style-name="OrgBulletedList" text:continue-numbering="false">
        <text:list-item>
          <text:p text:style-name="Text_20_body"><text:span text:style-name="OrgCode">\(\alpha(D^{tr}) = (\vb{K} + \lambda n_{tr}I)^{-1}\vb{Y}\)</text:span> is smooth
as a function of <text:span text:style-name="OrgCode">\(D^{tr}\)</text:span>
</text:p>
          <text:list text:style-name="OrgBulletedList" text:continue-numbering="true">
            <text:list-item>
              <text:p text:style-name="Text_20_body"><text:span text:style-name="OrgCode">\(K\)</text:span> is smooth in both its arguments which means that
<text:span text:style-name="OrgCode">\(\vb{K}\)</text:span> is smooth as a function of <text:span text:style-name="OrgCode">\(\vb{X}\)</text:span>
</text:p>
            </text:list-item>
            <text:list-item>
              <text:p text:style-name="Text_20_body">The matrix <text:span text:style-name="OrgCode">\(\vb{K} + n_{tr} \lambda I\)</text:span> has smallest eigenvalue
bounded away from zero so the inverse is also smooth as a function
of <text:span text:style-name="OrgCode">\(\vb{X}\)</text:span>. Note that we fix the size of the dataset which
means that <text:span text:style-name="OrgCode">\(n_{tr}\)</text:span> doesn't vary.
</text:p>
            </text:list-item>
          </text:list>
        </text:list-item>
        <text:list-item>
          <text:p text:style-name="Text_20_body"><text:span text:style-name="OrgCode">\(\sum_{i=1}^{n}\alpha_{i}K(x_{i}, x) = \vb{K}_{x}^{T}\vb{\alpha}\)</text:span>
is smooth as a function of <text:span text:style-name="OrgCode">\(\vb{X}\)</text:span> and <text:span text:style-name="OrgCode">\(x\)</text:span> for fixed
<text:span text:style-name="OrgCode">\(\vb{\alpha}\)</text:span> as it's a linear combination of smooth functions.
</text:p>
        </text:list-item>
        <text:list-item>
          <text:p text:style-name="Text_20_body">Together we have that this is a smooth function of both <text:span text:style-name="OrgCode">\(D^{tr}\)</text:span>
and <text:span text:style-name="OrgCode">\(x\)</text:span> which means that <text:span text:style-name="OrgCode">\(L(\metalg, \task)\)</text:span> is a smooth
function of <text:span text:style-name="OrgCode">\(\task\)</text:span> when <text:span text:style-name="OrgCode">\(\metalg\)</text:span> is KRR.
</text:p>
        </text:list-item>
      </text:list>
      <text:h text:style-name="Heading_20_4" text:outline-level="4" text:is-list-header="false">
<text:bookmark-start text:name="OrgXref.orgfcb8a93"/>
<text:bookmark text:name="orgfcb8a93"/>KRR Least Squares solution (with meta-algorithm from bias)
<text:bookmark-end text:name="OrgXref.orgfcb8a93"/></text:h>
      <text:p text:style-name="Text_20_body">Following [denevi18_learn] we may generalise the KRR to
the meta-learning setting by generalising the RERM problem to
</text:p>
      <text:p text:style-name="Text_20_body">with the corresponding solution of (at least when the RKHS is
finite-dimensional and we are doing normal LSQ)
</text:p>
      <text:p text:style-name="Text_20_body">where
</text:p>
      <text:p text:style-name="Text_20_body">The analysis done in <text:bookmark-ref text:reference-format="chapter" text:ref-name="OrgXref.orga25af0c">2.2.3.3</text:bookmark-ref> still holds, although
we can't express the function in its dual form anymore, as long as we
are in finite-dimensional Euclidean space it does does not complicate
things much. In this case we can also see, that if the change of the
hyperparameters <text:span text:style-name="OrgCode">\((\lambda, h_{0}\)</text:span> changes smoothly as a function of
<text:span text:style-name="OrgCode">\(D^{tr}\)</text:span> we still have that the space induced by
<text:span text:style-name="OrgCode">\(L(\metalg_{\lambda, h_{0}}, \task)\)</text:span> is smooth.
</text:p>
      <text:h text:style-name="Heading_20_2" text:outline-level="2" text:is-list-header="false">
<text:bookmark-start text:name="OrgXref.org9d34a71"/>
<text:bookmark text:name="org9d34a71"/>Meeting (Massi) <text:span text:style-name="OrgActiveTimestamp">&lt;2019-11-08 Fri 11:00&gt;</text:span>
<text:bookmark-end text:name="OrgXref.org9d34a71"/></text:h>
      <text:h text:style-name="Heading_20_3" text:outline-level="3" text:is-list-header="false">
<text:bookmark-start text:name="OrgXref.org7efb984"/>
<text:bookmark text:name="org7efb984"/>Talk
<text:bookmark-end text:name="OrgXref.org7efb984"/></text:h>
      <text:p text:style-name="Text_20_body">Me and Massi got up to date on what me and Carlo have been working on,
debriefing him on the meta active learning setup with MMD. We talked
through the points we needed to clarify:
</text:p>
      <text:list text:style-name="OrgBulletedList" text:continue-numbering="false">
        <text:list-item>
          <text:p text:style-name="Text_20_body">Isolate the differences in active learning in meta learning to that
of active learning from supervised learning.
</text:p>
        </text:list-item>
        <text:list-item>
          <text:p text:style-name="Text_20_body">Better understand <text:span text:style-name="OrgCode">\(L_{\metalg}(\task) \coloneqq L(\metalg, \task)\)</text:span>
as a function of <text:span text:style-name="OrgCode">\(\task\)</text:span>.
</text:p>
        </text:list-item>
      </text:list>
      <text:p text:style-name="Text_20_body">Beside this, he recommended some papers I should look into
</text:p>
      <text:list text:style-name="OrgBulletedList" text:continue-numbering="false">
        <text:list-item>
          <text:p text:style-name="Text_20_body">[gupta17_pac_approac_to_applic_specif_algor_selec] On
Lipschitzness of meta-loss (not super relevant)
</text:p>
        </text:list-item>
        <text:list-item>
          <text:p text:style-name="Text_20_body">[pentina17_multi] Active / Semi-supervised learning (relevant)
</text:p>
        </text:list-item>
      </text:list>
      <text:p text:style-name="Text_20_body">A quick note: Massi seemed pessimistic if this was relevant to
pursuit, as the active learning bound for SL did not improve upon
uniform sampling. <text:span text:style-name="Bold">I should bring this up with Carlo and Massi</text:span>.
</text:p>
      <text:h text:style-name="Heading_20_3" text:outline-level="3" text:is-list-header="false">
<text:bookmark-start text:name="OrgXref.orgba1dcc8"/>
<text:bookmark text:name="orgba1dcc8"/>Notes from meeting
<text:bookmark-end text:name="OrgXref.orgba1dcc8"/></text:h>
      <text:h text:style-name="Heading_20_4" text:outline-level="4" text:is-list-header="false">
<text:bookmark-start text:name="OrgXref.orga688fc5"/>
<text:bookmark text:name="orga688fc5"/>Multi-task learning with labeled and unlabeled tasks [pentina17_multi]
<text:bookmark-end text:name="OrgXref.orga688fc5"/></text:h>
      <text:p text:style-name="Text_20_body">In semi-supervised learning there are <text:span text:style-name="Emphasis">smoothness conditions</text:span> that
say that if the marginal distribution of two tasks are similar then
the output should also be similar or explicitly called the
<text:span text:style-name="Emphasis">Semi-supervised smoothness assumption</text:span>:
</text:p>
      <text:p text:style-name="Text_20_body">Looking further into this (and related conditions, see the book
[chapelle09_semi_super_learn_o]) could be very useful for the
active learning case. Possibly even making it possible to get
conditions for which the active learning bounds using MMD are
non-vacuous.
</text:p>
      <text:h text:style-name="Heading_20_4" text:outline-level="4" text:is-list-header="false">
<text:bookmark-start text:name="OrgXref.org28febd5"/>
<text:bookmark text:name="org28febd5"/>[gupta17_pac_approac_to_applic_specif_algor_selec]
<text:bookmark-end text:name="OrgXref.org28febd5"/></text:h>
      <text:h text:style-name="Heading_20_2" text:outline-level="2" text:is-list-header="false">
<text:bookmark-start text:name="OrgXref.orgfcc4cf1"/>
<text:bookmark text:name="orgfcc4cf1"/>Meeting (Carlo) <text:span text:style-name="OrgActiveTimestamp">&lt;2019-11-11 Mon 16:00&gt;</text:span>
<text:bookmark-end text:name="OrgXref.orgfcc4cf1"/></text:h>
      <text:h text:style-name="Heading_20_3" text:outline-level="3" text:is-list-header="false">
<text:bookmark-start text:name="OrgXref.orgf1f9263"/>
<text:bookmark text:name="orgf1f9263"/>Recap
<text:bookmark-end text:name="OrgXref.orgf1f9263"/></text:h>
      <text:h text:style-name="Heading_20_4" text:outline-level="4" text:is-list-header="false">
<text:bookmark-start text:name="OrgXref.orgc2328fd"/>
<text:bookmark text:name="orgc2328fd"/>MMD bound
<text:bookmark-end text:name="OrgXref.orgc2328fd"/></text:h>
      <text:p text:style-name="Text_20_body">Given the bound
</text:p>
      <text:p text:style-name="Text_20_body">we can control the MMD term by choosing <text:span text:style-name="OrgCode">\(\Gc\)</text:span> in a proper way. We
note that this will have to be an RKHS which maps from <text:span text:style-name="OrgCode">\(2^{\Zc}\)</text:span> to
<text:span text:style-name="OrgCode">\(\R\)</text:span>. However this is slightly complicated by the second
term, <text:span text:style-name="OrgCode">\(\inf_{g \in G}\sup_{\task \in M}\abs{L(\metalg, \task) - g(\task)}\)</text:span>. We
need to choose <text:span text:style-name="OrgCode">\(\Gc\)</text:span> so that this term disappears, this means that
we need <text:span text:style-name="OrgCode">\(\Gc\)</text:span> to be expressive enough to make this small (note to
self, we assumed that the function was in a ball in order to get rid
of this since <text:span text:style-name="OrgCode">\(G \subseteq \Gc\)</text:span> trades of how big the MMD terms get
by a multiplicative factor (<text:span text:style-name="OrgCode">\(R\)</text:span>, the radius) and how enlargening
this <text:span text:style-name="OrgCode">\(R\)</text:span> makes the second term grow smaller (we want to find the
optimal tradeoff essentially).
</text:p>
      <text:h text:style-name="Heading_20_4" text:outline-level="4" text:is-list-header="false">
<text:bookmark-start text:name="OrgXref.orgc361f0e"/>
<text:bookmark text:name="orgc361f0e"/>Finding a good <text:span text:style-name="OrgCode">\(\Gc\)</text:span>
<text:bookmark-end text:name="OrgXref.orgc361f0e"/></text:h>
      <text:p text:style-name="Text_20_body">In order to investigate this, we'd have to look at what kind of
functions <text:span text:style-name="OrgCode">\(L(\metalg, \task)\)</text:span> encode for various different
algorithms <text:span text:style-name="OrgCode">\(\metalg\)</text:span> so that we can choose a <text:span text:style-name="OrgCode">\(\Gc\)</text:span> that contain
functions approximating <text:span text:style-name="OrgCode">\(L(\metalg, \task)\)</text:span> well, due to the term
</text:p>
      <text:p text:style-name="Text_20_body">Since this will depend on how we choose <text:span text:style-name="OrgCode">\(\metalg\)</text:span> we will focus on
when <text:span text:style-name="OrgCode">\(\metalg\)</text:span> is such that <text:span text:style-name="OrgCode">\(L(\metalg, \task)\)</text:span> is a smooth
function of <text:span text:style-name="OrgCode">\(\task\)</text:span> which means that we need to know how
</text:p>
      <text:p text:style-name="Text_20_body">It's easy to see that <text:span text:style-name="OrgCode">\(L\)</text:span> is built from the following parts
</text:p>
      <text:list text:style-name="OrgBulletedList" text:continue-numbering="false">
        <text:list-item>
          <text:p text:style-name="Text_20_body"><text:span text:style-name="OrgCode">\(S(\vb{a}) = \frac{1}{n_{val}}\sum_{i=1}^{n_{val}}a_{i} = \frac{1}{n_{val}}\ones^{T}\vb{a}\)</text:span>
</text:p>
        </text:list-item>
        <text:list-item>
          <text:p text:style-name="Text_20_body"><text:span text:style-name="OrgCode">\(\ell(y', y)\)</text:span>
</text:p>
        </text:list-item>
        <text:list-item>
          <text:p text:style-name="Text_20_body"><text:span text:style-name="OrgCode">\(\metalg(D^{tr})\)</text:span>
</text:p>
        </text:list-item>
        <text:list-item>
          <text:p text:style-name="Text_20_body"><text:span text:style-name="OrgCode">\(\metalg(D^{tr})(x)\)</text:span>
</text:p>
        </text:list-item>
      </text:list>
      <text:p text:style-name="Text_20_body">and we can write this in the form of <text:span text:style-name="OrgCode">\(L = (S \circ
\ell)(\metalg(D^{tr})(\vb{X}), \vb{Y})\)</text:span> where
</text:p>
      <text:p text:style-name="Text_20_body">The functional class of this will depend on how we choose <text:span text:style-name="OrgCode">\(\metalg\)</text:span>.
Below is an outline of what goes into a usual meta-algorithm.
</text:p>
      <text:list text:style-name="OrgDescriptionList" text:continue-numbering="false">
        <text:list-item>
          <text:p text:style-name="Text_20_body_20_bold">Inner loop</text:p>
          <text:list text:style-name="OrgDescriptionList" text:continue-numbering="true">
            <text:list-item>
              <text:p text:style-name="Text_20_body">We choose an algorithm that maps from a train set
<text:span text:style-name="OrgCode">\(D^{tr}\)</text:span> to a hypothesis space <text:span text:style-name="OrgCode">\(\Hc\)</text:span>. This will be
done by minimizing the regularised ERM objective,
<text:span text:style-name="OrgCode">\(\rerr{D^{tr}}{\lambda}{h} = \frac{1}{n_{tr}}\sum_{i=1}^{n^{tr}}\ell(h(x_{i}),
                y_{i}) + \lambda \norm{h}^{2}_{\Hc}\)</text:span> where we will
let the optimisation be (S)GD (just call this SGD from
here on) with early stopping.
</text:p>
            </text:list-item>
          </text:list>
        </text:list-item>
        <text:list-item>
          <text:p text:style-name="Text_20_body_20_bold">Outer loop</text:p>
          <text:list text:style-name="OrgDescriptionList" text:continue-numbering="true">
            <text:list-item>
              <text:p text:style-name="Text_20_body">For example MAML [finn17_model], we will let this
be for now and investigate this later. We would then
like to know how the fine tuning factors in to this.
</text:p>
            </text:list-item>
          </text:list>
        </text:list-item>
      </text:list>
      <text:p text:style-name="Text_20_body">We can choose various architectures, which corresponds to the
hypothesis space (given a starting point <text:span text:style-name="OrgCode">\(h_{0}\)</text:span> when doing SGD)
</text:p>
      <text:list text:style-name="OrgBulletedList" text:continue-numbering="false">
        <text:list-item>
          <text:p text:style-name="Text_20_body">MLP parametrised by <text:span text:style-name="OrgCode">\((n_{i}, n_{o}, L, \sigma)\)</text:span> which are in turn
the dimensions of the input, output, number of hidden layers and the
non-linearity. As long as <text:span text:style-name="OrgCode">\(\sigma\)</text:span> is differentiable this function
is differentiable.
</text:p>
        </text:list-item>
        <text:list-item>
          <text:p text:style-name="Text_20_body">KRR parametrised by <text:span text:style-name="OrgCode">\(K\)</text:span>, the kernel. Ditto for this.
</text:p>
        </text:list-item>
      </text:list>
      <text:h text:style-name="Heading_20_3" text:outline-level="3" text:is-list-header="false">
<text:bookmark-start text:name="OrgXref.orgac355c0"/>
<text:bookmark text:name="orgac355c0"/>Work
<text:bookmark-end text:name="OrgXref.orgac355c0"/></text:h>
      <text:h text:style-name="Heading_20_4" text:outline-level="4" text:is-list-header="false">
<text:bookmark-start text:name="OrgXref.orgd76c6c7"/>
<text:bookmark text:name="orgd76c6c7"/>ERM (KRR) smoothness
<text:bookmark-end text:name="OrgXref.orgd76c6c7"/></text:h>
      <text:h text:style-name="Heading_20_5" text:outline-level="5" text:is-list-header="false">
<text:bookmark-start text:name="OrgXref.org98faaf4"/>
<text:bookmark text:name="org98faaf4"/>KRR Least Squares solution
<text:bookmark-end text:name="OrgXref.org98faaf4"/></text:h>
      <text:p text:style-name="Text_20_body">Assume that in the inner loop we are doing KRR, which means the
algorithm is the solution to the RERM problem over an RKHS <text:span text:style-name="OrgCode">\(\Hc\)</text:span>
with some kernel <text:span text:style-name="OrgCode">\(K\)</text:span> that is smooth in both its arguments
</text:p>
      <text:p text:style-name="Text_20_body">which if we write <text:span text:style-name="OrgCode">\((\vb{K}_{x})_{i} = K(x_{i}, x)\)</text:span> gives us the solution
</text:p>
      <text:p text:style-name="Text_20_body">and it's clear that
</text:p>
      <text:list text:style-name="OrgBulletedList" text:continue-numbering="false">
        <text:list-item>
          <text:p text:style-name="Text_20_body"><text:span text:style-name="OrgCode">\(\alpha(D^{tr}) = (\vb{K} + \lambda n_{tr}I)^{-1}\vb{Y}\)</text:span> is smooth
as a function of <text:span text:style-name="OrgCode">\(D^{tr}\)</text:span>
</text:p>
          <text:list text:style-name="OrgBulletedList" text:continue-numbering="true">
            <text:list-item>
              <text:p text:style-name="Text_20_body"><text:span text:style-name="OrgCode">\(K\)</text:span> is smooth in both its arguments which means that
<text:span text:style-name="OrgCode">\(\vb{K}\)</text:span> is smooth as a function of <text:span text:style-name="OrgCode">\(\vb{X}\)</text:span>
</text:p>
            </text:list-item>
            <text:list-item>
              <text:p text:style-name="Text_20_body">The matrix <text:span text:style-name="OrgCode">\(\vb{K} + n_{tr} \lambda I\)</text:span> has smallest eigenvalue
bounded away from zero so the inverse is also smooth as a function
of <text:span text:style-name="OrgCode">\(\vb{X}\)</text:span>. Note that we fix the size of the dataset which
means that <text:span text:style-name="OrgCode">\(n_{tr}\)</text:span> doesn't vary.
</text:p>
            </text:list-item>
          </text:list>
        </text:list-item>
        <text:list-item>
          <text:p text:style-name="Text_20_body"><text:span text:style-name="OrgCode">\(\sum_{i=1}^{n}\alpha_{i}K(x_{i}, x) = \vb{K}_{x}^{T}\vb{\alpha}\)</text:span>
is smooth as a function of <text:span text:style-name="OrgCode">\(\vb{X}\)</text:span> and <text:span text:style-name="OrgCode">\(x\)</text:span> for fixed
<text:span text:style-name="OrgCode">\(\vb{\alpha}\)</text:span> as it's a linear combination of smooth functions.
</text:p>
        </text:list-item>
        <text:list-item>
          <text:p text:style-name="Text_20_body">Together we have that this is a smooth function of both <text:span text:style-name="OrgCode">\(D^{tr}\)</text:span>
and <text:span text:style-name="OrgCode">\(x\)</text:span> which means that <text:span text:style-name="OrgCode">\(L(\metalg, \task)\)</text:span> is a smooth
function of <text:span text:style-name="OrgCode">\(\task\)</text:span> when <text:span text:style-name="OrgCode">\(\metalg\)</text:span> is KRR.
</text:p>
        </text:list-item>
      </text:list>
      <text:h text:style-name="Heading_20_5" text:outline-level="5" text:is-list-header="false">
<text:bookmark-start text:name="OrgXref.org991e5c9"/>
<text:bookmark text:name="org991e5c9"/>KRR Least Squares solution (with meta-algorithm from bias)
<text:bookmark-end text:name="OrgXref.org991e5c9"/></text:h>
      <text:p text:style-name="Text_20_body">Following [denevi18_learn] we may generalise the KRR to
the meta-learning setting by generalising the RERM problem to
</text:p>
      <text:p text:style-name="Text_20_body">with the corresponding solution of (at least when the RKHS is
finite-dimensional and we are doing normal LSQ)
</text:p>
      <text:p text:style-name="Text_20_body">where
</text:p>
      <text:p text:style-name="Text_20_body">The analysis done in <text:bookmark-ref text:reference-format="chapter" text:ref-name="OrgXref.orga25af0c">2.2.3.3</text:bookmark-ref> still holds, although
we can't express the function in its dual form anymore, as long as we
are in finite-dimensional Euclidean space it does does not complicate
things much. In this case we can also see, that if the change of the
hyperparameters <text:span text:style-name="OrgCode">\((\lambda, h_{0}\)</text:span> changes smoothly as a function of
<text:span text:style-name="OrgCode">\(D^{tr}\)</text:span> we still have that the space induced by
<text:span text:style-name="OrgCode">\(L(\metalg_{\lambda, h_{0}}, \task)\)</text:span> is smooth.
</text:p>
      <text:h text:style-name="Heading_20_5" text:outline-level="5" text:is-list-header="false">
<text:bookmark-start text:name="OrgXref.org879821f"/>
<text:bookmark text:name="org879821f"/>Early stopping
<text:bookmark-end text:name="OrgXref.org879821f"/></text:h>
      <text:p text:style-name="Text_20_body">If we instead opt to do gradient descent in the inner loop, such that
we perform the following updates when doing KRR on the unpenalised
regression problem with the the feature space being finite-dimensional
again, we have the following update equation (in primal form)
</text:p>
      <text:p text:style-name="Text_20_body">We simplify this by considering the case of 1-step GD, that is,
</text:p>
      <text:p text:style-name="Text_20_body">which is smooth in the train set, which also means that as long as the
inner loss is smooth, <text:span text:style-name="OrgCode">\(L(\metalg, \task)\)</text:span> is a smooth function of
<text:span text:style-name="OrgCode">\(\task\)</text:span>. Furthermore this is true for any fixed <text:span text:style-name="OrgCode">\(\vb{w}_{0}\)</text:span> and
it's simple to see that this generalises to any <text:span text:style-name="OrgCode">\(k\)</text:span>-step GD. It's
unclear what happens when we use a stopping criterion which is not
defined explicitly in terms of the number of steps.
</text:p>
      <text:h text:style-name="Heading_20_3" text:outline-level="3" text:is-list-header="false">
<text:bookmark-start text:name="OrgXref.org4593ee3"/>
<text:bookmark text:name="org4593ee3"/>Notes from meeting
<text:bookmark-end text:name="OrgXref.org4593ee3"/></text:h>
      <text:p text:style-name="Text_20_body">We worked through some things and through this we decided on the
following things to do
</text:p>
      <text:h text:style-name="Heading_20_2" text:outline-level="2" text:is-list-header="false">
<text:bookmark-start text:name="OrgXref.org1730811"/>
<text:bookmark text:name="org1730811"/>Meeting (Carlo) <text:span text:style-name="OrgActiveTimestamp">&lt;2019-11-19 Tue 14:30&gt;</text:span>
<text:bookmark-end text:name="OrgXref.org1730811"/></text:h>
      <text:h text:style-name="Heading_20_3" text:outline-level="3" text:is-list-header="false">
<text:bookmark-start text:name="OrgXref.org462a8d5"/>
<text:bookmark text:name="org462a8d5"/>Questions
<text:bookmark-end text:name="OrgXref.org462a8d5"/></text:h>
      <text:h text:style-name="Heading_20_4" text:outline-level="4" text:is-list-header="false">
<text:bookmark-start text:name="OrgXref.orge6acfe1"/>
<text:bookmark text:name="orge6acfe1"/>RKHS dense in the space of continuous functions
<text:bookmark-end text:name="OrgXref.orge6acfe1"/></text:h>
      <text:p text:style-name="Text_20_body">For RKHS's defined over the space <text:span text:style-name="OrgCode">\(C(\R)\)</text:span> (I think), you can show
that these are dense, essentially, but is this true for us as we are
looking at spaces <text:span text:style-name="OrgCode">\(2^{\Zc} \to \R\)</text:span>? And is this true uniformly,
since we are looking at the worst case scenario
</text:p>
      <text:h text:style-name="Heading_20_4" text:outline-level="4" text:is-list-header="false">
<text:bookmark-start text:name="OrgXref.org95ded92"/>
<text:bookmark text:name="org95ded92"/>Solution to biased KRR and inversion
<text:bookmark-end text:name="OrgXref.org95ded92"/></text:h>
      <text:p text:style-name="Text_20_body">The solution can be found in the <text:a xlink:type="simple" xlink:href="/home/isak/life/references/projects/phd/active_meta_learning/writing/active_meta_learning.pdf::4">active meta learning document</text:a>, but I
assume that the Hessian is simply p.d., are there simpler condition
(for example on <text:span text:style-name="OrgCode">\(\vb{K}, \{\psi_{p}\}_{p=1}^{P}\)</text:span>) that makes this hold?
</text:p>
      <text:h text:style-name="Heading_20_4" text:outline-level="4" text:is-list-header="false">
<text:bookmark-start text:name="OrgXref.org0e5f7f5"/>
<text:bookmark text:name="org0e5f7f5"/>Estimating <text:span text:style-name="OrgCode">\(R\)</text:span>
<text:bookmark-end text:name="OrgXref.org0e5f7f5"/></text:h>
      <text:p text:style-name="Text_20_body">Before (active learning dissertation) we assumed that the function we were trying to estimate, <text:span text:style-name="OrgCode">\(f\)</text:span>
could be found in some ball of radius <text:span text:style-name="OrgCode">\(R\)</text:span>, but can we somehow
estimate <text:span text:style-name="OrgCode">\(R\)</text:span> from the data directly? Or do cross validation?
</text:p>
      <text:h text:style-name="Heading_20_4" text:outline-level="4" text:is-list-header="false">
<text:bookmark-start text:name="OrgXref.org1125e2a"/>
<text:bookmark text:name="org1125e2a"/>Kernels on Distributions
<text:bookmark-end text:name="OrgXref.org1125e2a"/></text:h>
      <text:p text:style-name="Text_20_body">See what actual kernels we can use, or if these somehow reduce to
ordinary kernels.
</text:p>
      <text:h text:style-name="Heading_20_1" text:outline-level="1" text:is-list-header="false">
<text:bookmark-start text:name="OrgXref.org1b68c3e"/>
<text:bookmark text:name="org1b68c3e"/>Bibliography
<text:bookmark-end text:name="OrgXref.org1b68c3e"/></text:h>
      <text:p text:style-name="Text_20_body">[alvarez12_kernel_vector_valued_funct] Alvarez, Rosasco, Lawrence, \&amp; others, Kernels for Vector-Valued Functions: a Review, &lt;i&gt;{Foundations and Trends{\textregistered} in Machine Learning}&lt;/i&gt;, &lt;b&gt;4(3)&lt;/b&gt;, 195--266 (2012). &lt;a href=""&gt;link&lt;/a&gt;. &lt;a href="http://dx.doi.org/"&gt;doi&lt;/a&gt;.
[ciliberto16] Ciliberto, Rosasco \&amp; Rudi, A consistent regularization approach for structured  prediction, 4412--4420, in in: {Advances in neural information processing systems}, edited by (2016)
[bengio09_curric] Bengio, Louradour, Collobert, Ronan \&amp; Weston, Curriculum learning, 41--48, in in: {Proceedings of the 26th annual international conference on
                  machine learning}, edited by (2009)
[christmann10_univer] Christmann \&amp; Steinwart, Universal kernels on non-standard input spaces, 406--414, in in: {Advances in neural information processing systems}, edited by (2010)
[thi19_distr_regres_model_with_reprod] Thi Thien Trang, Loubes, , Risser \&amp; Balaresque, Distribution Regression Model With a Reproducing  Kernel Hilbert Space Approach, &lt;i&gt;{Communications in Statistics-Theory and Methods}&lt;/i&gt;, &lt;b&gt;()&lt;/b&gt;, 1--23 (2019). &lt;a href=""&gt;link&lt;/a&gt;. &lt;a href="http://dx.doi.org/"&gt;doi&lt;/a&gt;.
[haussler99_convol] Haussler, Convolution kernels on discrete structures, Technical report, Department of Computer Science,
                  University of California~..., (1999).
[gaertner02_multi] G\"artner, Flach, , Kowalczyk \&amp; Smola, Multi-instance kernels, 7, in in: {ICML}, edited by (2002)
[sriperumbudur11_univer_charac_kernel_rkhs_embed_measur] Sriperumbudur, Fukumizu, \&amp; Lanckriet, Universality, Characteristic Kernels and Rkhs  Embedding of Measures, &lt;i&gt;{Journal of Machine Learning Research}&lt;/i&gt;, &lt;b&gt;12(Jul)&lt;/b&gt;, 2389--2410 (2011). &lt;a href=""&gt;link&lt;/a&gt;. &lt;a href="http://dx.doi.org/"&gt;doi&lt;/a&gt;.
[viering17_nuclear_discr_activ_learn] @misc{viering17_nuclear_discr_activ_learn,
  archivePrefix ={arXiv},
  author =       {Tom J. Viering and Jesse H. Krijthe and Marco Loog},
  eprint =       {1706.02645},
  primaryClass = {cs.LG},
  title =        {Nuclear Discrepancy for Active Learning},
  year =         2017,
}
[finn17_model] Finn, Abbeel \&amp; Levine, Model-agnostic meta-learning for fast adaptation of deep  networks, 1126--1135, in in: {Proceedings of the 34th International Conference on Machine
                  Learning-Volume 70}, edited by (2017)
[denevi18_learn] Denevi, Ciliberto, Stamos, \&amp; Pontil, Learning to learn around a common mean, 10169--10179, in in: {Advances in Neural Information Processing Systems}, edited by (2018)
[gupta17_pac_approac_to_applic_specif_algor_selec] Gupta \&amp; Roughgarden, A Pac Approach To Application-Specific Algorithm  Selection, &lt;i&gt;{SIAM Journal on Computing}&lt;/i&gt;, &lt;b&gt;46(3)&lt;/b&gt;, 992--1017 (2017). &lt;a href=""&gt;link&lt;/a&gt;. &lt;a href="http://dx.doi.org/"&gt;doi&lt;/a&gt;.
[pentina17_multi] Pentina \&amp; Lampert, Multi-task learning with labeled and unlabeled  tasks, 2807--2816, in in: {Proceedings of the 34th International Conference on
                  Machine Learning-Volume 70}, edited by (2017)
[chapelle09_semi_super_learn_o] Chapelle, Scholkopf \&amp; Zien, Semi-Supervised Learning (chapelle, O. Et Al., Eds.;  2006)[book Reviews], &lt;i&gt;{IEEE Transactions on Neural Networks}&lt;/i&gt;, &lt;b&gt;20(3)&lt;/b&gt;, 542--542 (2009). &lt;a href=""&gt;link&lt;/a&gt;. &lt;a href="http://dx.doi.org/"&gt;doi&lt;/a&g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Isak Falk</dc:creator>
    <meta:initial-creator>Isak Falk</meta:initial-creator>
    <dc:date>2019-12-10T00:51:01</dc:date>
    <meta:creation-date>2019-12-10T00:51:01</meta:creation-date>
    <meta:generator>Emacs 26.3 (Org mode 9.1.9)</meta:generator>
    <meta:keyword/>
    <dc:subject>Lab book of thoughts and notes (this is free form and also functions as a kind of diary)</dc:subject>
    <dc:title>Notes / Lab Book</dc:title>
  </office:meta>
</office:document-meta>
</file>